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04cm" fo:min-width="0.304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solid" svg:stroke-width="0.025cm" svg:stroke-color="#000000" draw:stroke-linejoin="miter" svg:stroke-linecap="butt" draw:fill="solid" draw:fill-color="#000000" fo:padding-top="0.012cm" fo:padding-bottom="0.012cm" fo:padding-left="0.012cm" fo:padding-right="0.012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0.27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0.253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8.69999980926514pt" style:font-size-asian="8.69999980926514pt" style:font-size-complex="8.69999980926514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7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T1" style:family="text">
      <style:text-properties fo:color="#000000" style:font-name="Arial" fo:font-size="8.69999980926514pt" style:font-size-asian="8.69999980926514pt" style:font-name-complex="Arial" style:font-size-complex="8.69999980926514pt"/>
    </style:style>
    <style:style style:name="T2" style:family="text">
      <style:text-properties fo:color="#000000" style:font-name="Arial" fo:font-size="7.90000009536743pt" style:font-size-asian="7.90000009536743pt" style:font-name-complex="Arial" style:font-size-complex="7.90000009536743pt"/>
    </style:style>
    <style:style style:name="T3" style:family="text">
      <style:text-properties fo:color="#000000" style:font-name="Arial" fo:font-size="7.19999980926514pt" style:font-size-asian="7.19999980926514pt" style:font-name-complex="Arial" style:font-size-complex="7.19999980926514pt"/>
    </style:style>
    <style:style style:name="T4" style:family="text">
      <style:text-properties fo:color="#000000" style:font-name="Arial" fo:font-size="7.90000009536743pt" fo:font-weight="bold" style:font-size-asian="7.90000009536743pt" style:font-name-complex="Arial" style:font-size-complex="7.90000009536743pt" style:font-weight-complex="bold"/>
    </style:style>
    <style:style style:name="T5" style:family="text">
      <style:text-properties fo:color="#ffffff" style:font-name="Arial" fo:font-size="8.69999980926514pt" style:font-size-asian="8.69999980926514pt" style:font-name-complex="Arial" style:font-size-complex="8.699999809265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25cm" svg:height="29.735cm" svg:x="0cm" svg:y="0cm" svg:viewBox="0 0 21026 29736" draw:points="0,0 21026,0 21026,29736 0,29736">
          <text:p/>
        </draw:polygon>
        <draw:polygon draw:style-name="gr1" draw:text-style-name="P1" draw:layer="layout" svg:width="21.025cm" svg:height="29.71cm" svg:x="0cm" svg:y="0cm" svg:viewBox="0 0 21026 29711" draw:points="0,0 21026,0 21026,29711 0,29711">
          <text:p/>
        </draw:polygon>
        <draw:polygon draw:style-name="gr1" draw:text-style-name="P1" draw:layer="layout" svg:width="1.524cm" svg:height="0.762cm" svg:x="0.317cm" svg:y="9.611cm" svg:viewBox="0 0 1525 763" draw:points="0,0 1525,0 1525,381 1271,763 0,763">
          <text:p/>
        </draw:polygon>
        <draw:polygon draw:style-name="gr2" draw:text-style-name="P2" draw:layer="layout" svg:width="1.524cm" svg:height="0.762cm" svg:x="0.317cm" svg:y="9.611cm" svg:viewBox="0 0 1525 763" draw:points="0,0 1525,0 1525,381 1271,763 0,763">
          <text:p/>
        </draw:polygon>
        <draw:polyline draw:style-name="gr2" draw:text-style-name="P2" draw:layer="layout" svg:width="16.252cm" svg:height="5.078cm" svg:x="0.317cm" svg:y="9.611cm" svg:viewBox="0 0 16253 5079" draw:points="1524,0 16253,0 16253,5079 0,5079 0,762">
          <text:p/>
        </draw:polyline>
        <draw:path draw:style-name="gr1" draw:text-style-name="P1" draw:layer="layout" svg:width="0.381cm" svg:height="0.381cm" svg:x="1.777cm" svg:y="3.313cm" svg:viewBox="0 0 382 382" svg:d="M382 191c0 12-1 25-4 37-2 12-6 24-11 36-4 11-10 22-17 33s-15 21-24 29c-9 9-19 17-30 24-10 7-21 13-33 18-11 4-23 8-35 11-13 2-25 3-38 3-12 0-24-1-37-3-12-3-24-7-35-11-12-5-23-11-33-18-11-7-20-15-29-24-9-8-17-18-24-29s-13-22-17-33c-5-12-9-24-11-36-3-12-4-25-4-37 0-13 1-25 4-37 2-13 6-25 11-36 4-12 10-23 17-33s15-20 24-29 18-17 29-24c10-7 21-12 33-17 11-5 23-9 35-11 13-2 25-4 37-4 13 0 25 2 38 4 12 2 24 6 35 11 12 5 23 10 33 17 11 7 21 15 30 24s17 19 24 29 13 21 17 33c5 11 9 23 11 36 3 12 4 24 4 37z">
          <text:p/>
        </draw:path>
        <draw:path draw:style-name="gr2" draw:text-style-name="P2" draw:layer="layout" svg:width="0.381cm" svg:height="0.381cm" svg:x="1.777cm" svg:y="3.313cm" svg:viewBox="0 0 382 382" svg:d="M382 191c0 12-1 25-4 37-2 12-6 24-11 36-4 11-10 22-17 33s-15 21-24 29c-9 9-19 17-30 24-10 7-21 13-33 18-11 4-23 8-35 11-13 2-25 3-38 3-12 0-24-1-37-3-12-3-24-7-35-11-12-5-23-11-33-18-11-7-20-15-29-24-9-8-17-18-24-29s-13-22-17-33c-5-12-9-24-11-36-3-12-4-25-4-37 0-13 1-25 4-37 2-13 6-25 11-36 4-12 10-23 17-33s15-20 24-29 18-17 29-24c10-7 21-12 33-17 11-5 23-9 35-11 13-2 25-4 37-4 13 0 25 2 38 4 12 2 24 6 35 11 12 5 23 10 33 17 11 7 21 15 30 24s17 19 24 29 13 21 17 33c5 11 9 23 11 36 3 12 4 24 4 37z">
          <text:p/>
        </draw:path>
        <draw:path draw:style-name="gr2" draw:text-style-name="P2" draw:layer="layout" svg:width="0.761cm" svg:height="1.143cm" svg:x="1.587cm" svg:y="3.694cm" svg:viewBox="0 0 762 1144" svg:d="M381 0v636M381 127h-381M381 127h381M381 636l-381 508M381 636l381 508">
          <text:p/>
        </draw:path>
        <draw:frame draw:style-name="gr3" draw:text-style-name="P4" draw:layer="layout" svg:width="0.561cm" svg:height="0.34cm" svg:x="0.798cm" svg:y="9.805cm">
          <draw:text-box>
            <text:p text:style-name="P3"><text:span text:style-name="T1">ALT</text:span></text:p>
          </draw:text-box>
        </draw:frame>
        <draw:path draw:style-name="gr4" draw:text-style-name="P5" draw:layer="layout" svg:width="0.051cm" svg:height="16.1cm" svg:x="1.98cm" svg:y="5.484cm" svg:viewBox="0 0 52 16101" svg:d="M0 16101v-51h52v51zM0 15898v-51h52v51zM0 15694v-50h52v50zM0 15491v-51h52v51zM0 15288v-51h52v51zM0 15085v-51h52v51zM0 14882v-51h52v51zM0 14679v-51h52v51zM0 14476v-51h52v51zM0 14272v-50h52v50zM0 14069v-51h52v51zM0 13866v-51h52v51zM0 13663v-51h52v51zM0 13460v-51h52v51zM0 13257v-51h52v51zM0 13054v-51h52v51zM0 12850v-50h52v50zM0 12647v-51h52v51zM0 12444v-51h52v51zM0 12241v-51h52v51zM0 12038v-51h52v51zM0 11835v-51h52v51zM0 11632v-51h52v51zM0 11428v-50h52v50zM0 11225v-51h52v51zM0 11022v-51h52v51zM0 10819v-51h52v51zM0 10616v-51h52v51zM0 10413v-51h52v51zM0 10209v-50h52v50zM0 10006v-50h52v50zM0 9803v-51h52v51zM0 9600v-51h52v51zM0 9397v-51h52v51zM0 9194v-51h52v51zM0 8991v-51h52v51zM0 8787v-50h52v50zM0 8584v-50h52v50zM0 8381v-51h52v51zM0 8178v-51h52v51zM0 7975v-51h52v51zM0 7772v-51h52v51zM0 7569v-51h52v51zM0 7365v-50h52v50zM0 7162v-50h52v50zM0 6959v-51h52v51zM0 6756v-51h52v51zM0 6553v-51h52v51zM0 6350v-51h52v51zM0 6147v-51h52v51zM0 5943v-50h52v50zM0 5740v-50h52v50zM0 5537v-51h52v51zM0 5334v-51h52v51zM0 5131v-51h52v51zM0 4928v-51h52v51zM0 4725v-51h52v51zM0 4521v-50h52v50zM0 4318v-51h52v51zM0 4115v-51h52v51zM0 3912v-51h52v51zM0 3709v-51h52v51zM0 3506v-51h52v51zM0 3303v-51h52v51zM0 3099v-50h52v50zM0 2896v-51h52v51zM0 2693v-51h52v51zM0 2489v-51h52v51zM0 2286v-51h52v51zM0 2083v-51h52v51zM0 1880v-51h52v51zM0 1676v-50h52v50zM0 1473v-51h52v51zM0 1270v-51h52v51zM0 1067v-51h52v51zM0 864v-51h52v51zM0 661v-51h52v51zM0 458v-51h52v51zM0 254v-50h52v50zM0 51v-51h52v51z">
          <text:p/>
        </draw:path>
        <draw:polygon draw:style-name="gr1" draw:text-style-name="P1" draw:layer="layout" svg:width="3.047cm" svg:height="1.016cm" svg:x="7.224cm" svg:y="3.821cm" svg:viewBox="0 0 3048 1017" draw:points="0,0 3048,0 3048,1017 0,1017">
          <text:p/>
        </draw:polygon>
        <draw:polygon draw:style-name="gr2" draw:text-style-name="P2" draw:layer="layout" svg:width="3.047cm" svg:height="1.016cm" svg:x="7.224cm" svg:y="3.821cm" svg:viewBox="0 0 3048 1017" draw:points="0,0 3048,0 3048,1017 0,1017">
          <text:p/>
        </draw:polygon>
        <draw:path draw:style-name="gr4" draw:text-style-name="P5" draw:layer="layout" svg:width="0.058cm" svg:height="16.506cm" svg:x="8.659cm" svg:y="5.078cm" svg:viewBox="0 0 59 16507" svg:d="M0 16507v-51h51v51zM0 16304v-51h51v51zM0 16100v-50h52v50zM0 15897v-51h52v51zM0 15694v-51h52v51zM0 15491v-51h52v51zM0 15288v-51h52v51zM0 15085v-51h52v51zM0 14882v-51h52v51zM0 14678v-50h52v50zM0 14475l1-51h51v51zM1 14272v-51h51v51zM1 14069v-51h51v51zM1 13866v-51h52v51zM1 13663v-51h52v51zM1 13460v-51h52v51zM1 13256v-50h52v50zM1 13053v-51h52v51zM1 12850v-51h52v51zM1 12647v-51h52v51zM1 12444v-51h52v51zM1 12241l1-51h51v51zM2 12037v-50h51v51zM2 11834v-50h51v50zM2 11631v-51h52v51zM2 11428v-51h52v51zM2 11225v-51h52v51zM2 11022v-51h52v51zM2 10819v-51h52v51zM2 10615v-50h52v50zM2 10412v-50h52v50zM2 10209v-51h52v51zM2 10006v-51h52v51zM3 9803v-51h51v51zM3 9600v-51h51v51zM3 9397v-51h52v51zM3 9193v-50h52v50zM3 8990v-50h52v50zM3 8787v-51h52v51zM3 8584v-51h52v51zM3 8381v-51h52v51zM3 8178v-51h52v51zM3 7975v-51h52v51zM3 7771v-50h52v50zM4 7568v-50h51v50zM4 7365v-51h51v51zM4 7162v-51h52v51zM4 6959v-51h52v51zM4 6756v-51h52v51zM4 6553v-51h52v51zM4 6349v-50h52v50zM4 6146v-51l52 1v50zM4 5943v-51h52v51zM4 5740v-51h52v51zM4 5537v-51h52v51zM5 5334v-51h51v51zM5 5131v-51h51v51zM5 4927v-50h52v50zM5 4724v-51h52v51zM5 4521v-51h52v51zM5 4318v-51h52v51zM5 4115v-51h52v51zM5 3912v-51h52v51zM5 3709v-51h52v51zM5 3505v-50h52v50zM5 3302v-51h52v51zM6 3098v-51h51v51zM6 2895v-51h51v51zM6 2692v-51h52v51zM6 2489v-51h52v51zM6 2286v-51h52v51zM6 2082v-50h52v50zM6 1879v-51h52v51zM6 1676v-51h52v51zM6 1473v-51h52v51zM6 1270v-51h52v51zM6 1067v-51h52v51zM7 863v-50h51v51zM7 660v-50h51v50zM7 457v-51h52v51zM7 254v-51h52v51zM7 51v-51h52v51z">
          <text:p/>
        </draw:path>
        <draw:frame draw:style-name="gr3" draw:text-style-name="P4" draw:layer="layout" svg:width="1.255cm" svg:height="0.34cm" svg:x="1.341cm" svg:y="5.006cm">
          <draw:text-box>
            <text:p text:style-name="P3"><text:span text:style-name="T1">customer</text:span></text:p>
          </draw:text-box>
        </draw:frame>
        <draw:line draw:style-name="gr2" draw:text-style-name="P2" draw:layer="layout" svg:x1="15.299cm" svg:y1="3.631cm" svg:x2="15.299cm" svg:y2="4.266cm">
          <text:p/>
        </draw:line>
        <draw:line draw:style-name="gr2" draw:text-style-name="P2" draw:layer="layout" svg:x1="15.299cm" svg:y1="3.948cm" svg:x2="15.595cm" svg:y2="3.948cm">
          <text:p/>
        </draw:line>
        <draw:path draw:style-name="gr1" draw:text-style-name="P1" draw:layer="layout" svg:width="1.481cm" svg:height="1.27cm" svg:x="15.595cm" svg:y="3.313cm" svg:viewBox="0 0 1482 1271" svg:d="M1482 635c0 21-1 42-3 62-3 21-6 42-11 62s-11 41-18 60c-7 20-16 40-25 59s-20 38-31 56c-12 19-24 37-37 54-14 17-28 34-44 50-15 16-31 31-49 46-17 15-35 29-53 42-19 14-39 26-59 38s-41 22-62 32c-22 10-43 19-66 27-22 8-45 15-68 21-24 6-47 11-71 15s-48 7-72 9-48 3-72 3c-25 0-49-1-73-3s-48-5-72-9-47-9-70-15c-24-6-46-13-69-21-22-8-44-17-65-27-22-10-43-20-63-32s-39-24-58-38c-19-13-37-27-54-42s-33-30-49-46c-15-16-30-33-43-50-14-17-26-35-37-54-12-18-22-37-32-56-9-19-17-39-24-59-7-19-13-40-18-60-4-20-8-41-10-62-3-20-4-41-4-62s1-41 4-62c2-21 6-41 10-62 5-20 11-40 18-60s15-40 24-59c10-19 20-38 32-56 11-18 23-36 37-54 13-17 28-34 43-50 16-16 32-31 49-46 17-14 35-28 54-42 19-13 38-25 58-37 20-11 41-22 63-32 21-10 43-18 65-26 23-8 45-15 69-21 23-6 46-11 70-15 24-5 48-8 72-10s48-3 73-3c24 0 48 1 72 3s48 5 72 10c24 4 47 9 71 15 23 6 46 13 68 21 23 8 44 16 66 26 21 10 42 21 62 32 20 12 40 24 59 37 18 14 36 28 53 42 18 15 34 30 49 46 16 16 30 33 44 50 13 18 25 36 37 54 11 18 22 37 31 56s18 39 25 59 13 40 18 60c5 21 8 41 11 62 2 21 3 41 3 62z">
          <text:p/>
        </draw:path>
        <draw:path draw:style-name="gr2" draw:text-style-name="P2" draw:layer="layout" svg:width="1.481cm" svg:height="1.27cm" svg:x="15.595cm" svg:y="3.313cm" svg:viewBox="0 0 1482 1271" svg:d="M1482 635c0 21-1 42-3 62-3 21-6 42-11 62s-11 41-18 60c-7 20-16 40-25 59s-20 38-31 56c-12 19-24 37-37 54-14 17-28 34-44 50-15 16-31 31-49 46-17 15-35 29-53 42-19 14-39 26-59 38s-41 22-62 32c-22 10-43 19-66 27-22 8-45 15-68 21-24 6-47 11-71 15s-48 7-72 9-48 3-72 3c-25 0-49-1-73-3s-48-5-72-9-47-9-70-15c-24-6-46-13-69-21-22-8-44-17-65-27-22-10-43-20-63-32s-39-24-58-38c-19-13-37-27-54-42s-33-30-49-46c-15-16-30-33-43-50-14-17-26-35-37-54-12-18-22-37-32-56-9-19-17-39-24-59-7-19-13-40-18-60-4-20-8-41-10-62-3-20-4-41-4-62s1-41 4-62c2-21 6-41 10-62 5-20 11-40 18-60s15-40 24-59c10-19 20-38 32-56 11-18 23-36 37-54 13-17 28-34 43-50 16-16 32-31 49-46 17-14 35-28 54-42 19-13 38-25 58-37 20-11 41-22 63-32 21-10 43-18 65-26 23-8 45-15 69-21 23-6 46-11 70-15 24-5 48-8 72-10s48-3 73-3c24 0 48 1 72 3s48 5 72 10c24 4 47 9 71 15 23 6 46 13 68 21 23 8 44 16 66 26 21 10 42 21 62 32 20 12 40 24 59 37 18 14 36 28 53 42 18 15 34 30 49 46 16 16 30 33 44 50 13 18 25 36 37 54 11 18 22 37 31 56s18 39 25 59 13 40 18 60c5 21 8 41 11 62 2 21 3 41 3 62z">
          <text:p/>
        </draw:path>
        <draw:frame draw:style-name="gr3" draw:text-style-name="P4" draw:layer="layout" svg:width="0.442cm" svg:height="0.34cm" svg:x="8.515cm" svg:y="4.117cm">
          <draw:text-box>
            <text:p text:style-name="P3"><text:span text:style-name="T1">Api</text:span></text:p>
          </draw:text-box>
        </draw:frame>
        <draw:path draw:style-name="gr4" draw:text-style-name="P5" draw:layer="layout" svg:width="0.063cm" svg:height="16.303cm" svg:x="16.264cm" svg:y="5.535cm" svg:viewBox="0 0 64 16304" svg:d="M13 16304l-1-51h52v51zM12 16101v-51h52v50zM12 15897v-50h52v50zM12 15694v-51h52v51zM12 15491v-51h52v51zM12 15288v-51h51l1 51zM12 15085v-51h51v51zM11 14882v-51h52v51zM11 14678v-50h52v50zM11 14475v-50h52v50zM11 14272v-51h52v51zM11 14069v-51h52v51zM11 13866v-51h51v51zM10 13663v-51h52v51zM10 13460v-51h52v51zM10 13256v-50h52v50zM10 13053v-50h52v50zM10 12850v-51h52v51zM10 12647v-51h51v51zM10 12444l-1-51h52v51zM9 12241v-51h52v51zM9 12038v-51h52v51zM9 11834v-50h52v50zM9 11631v-50l52-1v51zM9 11428v-51h51l1 51zM9 11225v-51h51v51zM8 11022v-51h52v51zM8 10819v-51h52v51zM8 10616v-51h52v51zM8 10412v-50h52v50zM8 10209v-50l52-1v51zM8 10006v-51h51v51zM7 9803v-51h52v51zM7 9600v-51h52v51zM7 9397v-51h52v51zM7 9194v-51h52v51zM7 8990v-50h52v50zM7 8787v-51h51v51zM7 8584v-51h51v51zM6 8381v-51h52v51zM6 8178v-51h52v51zM6 7975v-51h52v51zM6 7772v-51h52v51zM6 7568v-50h52v50zM6 7365v-51h51v51zM5 7162v-51h52v51zM5 6959v-51h52v51zM5 6756v-51h52v51zM5 6553v-51h52v51zM5 6350v-51h52v50zM5 6146v-50h51v50zM4 5943v-51h52v51zM4 5740v-51h52v51zM4 5537v-51h52v51zM4 5334v-51h52v51zM4 5131v-51h52v51zM4 4928v-51h51v50zM4 4724v-50h51v50zM3 4521v-51h52v51zM3 4318v-51h52v51zM3 4115v-51h52v51zM3 3912v-51h52v51zM3 3709v-51h52v51zM3 3505v-50h51v50zM2 3302v-50h52v50zM2 3099v-51h52v51zM2 2896v-51h52v51zM2 2693v-51h52v51zM2 2489v-51h52v51zM2 2286v-51h51v51zM2 2082l-1-50h52v50zM1 1879v-50h52v50zM1 1676v-51h52v51zM1 1473v-51h52v51zM1 1270v-51h52v51zM1 1067v-51h51l1 51zM1 864v-51h51v51zM0 660v-50h52v50zM0 457v-50l52-1v51zM0 254v-51h52v51zM0 51v-51h52v51z">
          <text:p/>
        </draw:path>
        <draw:line draw:style-name="gr2" draw:text-style-name="P2" draw:layer="layout" svg:x1="2.12cm" svg:y1="9.611cm" svg:x2="8.448cm" svg:y2="9.611cm">
          <text:p/>
        </draw:line>
        <draw:path draw:style-name="gr5" draw:text-style-name="P5" draw:layer="layout" svg:width="0.203cm" svg:height="0.203cm" svg:x="1.917cm" svg:y="9.509cm" svg:viewBox="0 0 204 204" svg:d="M204 102c0 13-3 26-8 40-5 12-12 23-22 33-9 9-20 17-33 22-12 5-25 7-39 7-13 0-26-2-39-7-12-5-23-13-33-22-9-10-16-21-23-33-5-14-7-27-7-40 0-14 2-27 7-39 7-12 14-23 23-33 10-10 21-17 33-22 13-5 26-8 39-8 14 0 27 3 39 8 13 5 24 12 33 22 10 10 17 21 22 33s8 25 8 39z">
          <text:p/>
        </draw:path>
        <draw:polygon draw:style-name="gr5" draw:text-style-name="P5" draw:layer="layout" svg:width="0.178cm" svg:height="0.178cm" svg:x="8.448cm" svg:y="9.522cm" svg:viewBox="0 0 179 179" draw:points="179,89 0,179 0,0">
          <text:p/>
        </draw:polygon>
        <draw:polygon draw:style-name="gr1" draw:text-style-name="P1" draw:layer="layout" svg:width="5.765cm" svg:height="0.33cm" svg:x="2.259cm" svg:y="9.014cm" svg:viewBox="0 0 5766 331" draw:points="0,0 5766,0 5766,331 0,331">
          <text:p/>
        </draw:polygon>
        <draw:frame draw:style-name="gr3" draw:text-style-name="P4" draw:layer="layout" svg:width="1.391cm" svg:height="0.34cm" svg:x="15.608cm" svg:y="4.904cm">
          <draw:text-box>
            <text:p text:style-name="P3"><text:span text:style-name="T1">Data base</text:span></text:p>
          </draw:text-box>
        </draw:frame>
        <draw:frame draw:style-name="gr6" draw:text-style-name="P6" draw:layer="layout" svg:width="4.041cm" svg:height="0.314cm" svg:x="2.262cm" svg:y="9.016cm">
          <draw:text-box>
            <text:p text:style-name="P3"><text:span text:style-name="T2">1. Accès l’Uri /api/user/{id} - Get </text:span></text:p>
          </draw:text-box>
        </draw:frame>
        <draw:polygon draw:style-name="gr1" draw:text-style-name="P1" draw:layer="layout" svg:width="0.254cm" svg:height="11.897cm" svg:x="8.697cm" svg:y="8.938cm" svg:viewBox="0 0 255 11898" draw:points="0,0 255,0 255,11898 0,11898">
          <text:p/>
        </draw:polygon>
        <draw:polygon draw:style-name="gr2" draw:text-style-name="P2" draw:layer="layout" svg:width="0.254cm" svg:height="11.897cm" svg:x="8.697cm" svg:y="8.938cm" svg:viewBox="0 0 255 11898" draw:points="0,0 255,0 255,11898 0,11898">
          <text:p/>
        </draw:polygon>
        <draw:polygon draw:style-name="gr1" draw:text-style-name="P1" draw:layer="layout" svg:width="0.254cm" svg:height="11.707cm" svg:x="16.315cm" svg:y="9.382cm" svg:viewBox="0 0 255 11708" draw:points="0,0 255,0 255,11708 0,11708">
          <text:p/>
        </draw:polygon>
        <draw:polygon draw:style-name="gr2" draw:text-style-name="P2" draw:layer="layout" svg:width="0.254cm" svg:height="11.707cm" svg:x="16.315cm" svg:y="9.382cm" svg:viewBox="0 0 255 11708" draw:points="0,0 255,0 255,11708 0,11708">
          <text:p/>
        </draw:polygon>
        <draw:line draw:style-name="gr2" draw:text-style-name="P2" draw:layer="layout" svg:x1="9.128cm" svg:y1="9.617cm" svg:x2="16.109cm" svg:y2="9.586cm">
          <text:p/>
        </draw:line>
        <draw:path draw:style-name="gr5" draw:text-style-name="P5" draw:layer="layout" svg:width="0.203cm" svg:height="0.203cm" svg:x="8.925cm" svg:y="9.514cm" svg:viewBox="0 0 204 204" svg:d="M204 102c0 13-2 26-7 40-6 12-13 23-22 33-10 9-21 17-33 22-13 5-26 7-40 7s-27-2-39-7c-13-5-24-13-33-22-10-10-17-21-22-33-5-14-8-27-8-40 0-14 3-27 8-39s12-23 22-33c9-9 20-17 33-22 12-5 25-8 39-8s27 3 40 8c12 5 23 13 33 22 9 10 16 21 22 33 5 12 7 25 7 39z">
          <text:p/>
        </draw:path>
        <draw:polygon draw:style-name="gr5" draw:text-style-name="P5" draw:layer="layout" svg:width="0.178cm" svg:height="0.178cm" svg:x="16.108cm" svg:y="9.497cm" svg:viewBox="0 0 179 179" draw:points="179,88 1,179 0,0">
          <text:p/>
        </draw:polygon>
        <draw:polygon draw:style-name="gr1" draw:text-style-name="P1" draw:layer="layout" svg:width="5.612cm" svg:height="0.33cm" svg:x="9.877cm" svg:y="8.709cm" svg:viewBox="0 0 5613 331" draw:points="0,0 5613,0 5613,331 0,331">
          <text:p/>
        </draw:polygon>
        <draw:frame draw:style-name="gr7" draw:text-style-name="P7" draw:layer="layout" svg:width="0.253cm" svg:height="0.285cm" svg:x="8.022cm" svg:y="9.039cm">
          <draw:text-box>
            <text:p text:style-name="P3"><text:span text:style-name="T3"><text:s/></text:span></text:p>
          </draw:text-box>
        </draw:frame>
        <draw:frame draw:style-name="gr6" draw:text-style-name="P6" draw:layer="layout" svg:width="5.611cm" svg:height="0.314cm" svg:x="9.889cm" svg:y="8.711cm">
          <draw:text-box>
            <text:p text:style-name="P3"><text:span text:style-name="T2">2. Récupération des données du client BDD <text:s/></text:span></text:p>
          </draw:text-box>
        </draw:frame>
        <draw:polygon draw:style-name="gr1" draw:text-style-name="P1" draw:layer="layout" svg:width="1.524cm" svg:height="0.761cm" svg:x="0.52cm" svg:y="5.853cm" svg:viewBox="0 0 1525 762" draw:points="0,0 1525,0 1525,381 1271,762 0,762">
          <text:p/>
        </draw:polygon>
        <draw:polygon draw:style-name="gr2" draw:text-style-name="P2" draw:layer="layout" svg:width="1.524cm" svg:height="0.761cm" svg:x="0.52cm" svg:y="5.853cm" svg:viewBox="0 0 1525 762" draw:points="0,0 1525,0 1525,381 1271,762 0,762">
          <text:p/>
        </draw:polygon>
        <draw:polyline draw:style-name="gr2" draw:text-style-name="P2" draw:layer="layout" svg:width="16.252cm" svg:height="1.269cm" svg:x="0.52cm" svg:y="5.853cm" svg:viewBox="0 0 16253 1270" draw:points="1524,0 16253,0 16253,1270 0,1270 0,761">
          <text:p/>
        </draw:polyline>
        <draw:frame draw:style-name="gr7" draw:text-style-name="P7" draw:layer="layout" svg:width="0.253cm" svg:height="0.285cm" svg:x="15.479cm" svg:y="8.734cm">
          <draw:text-box>
            <text:p text:style-name="P3"><text:span text:style-name="T3"><text:s/></text:span></text:p>
          </draw:text-box>
        </draw:frame>
        <draw:frame draw:style-name="gr3" draw:text-style-name="P4" draw:layer="layout" svg:width="0.358cm" svg:height="0.34cm" svg:x="1.092cm" svg:y="6.047cm">
          <draw:text-box>
            <text:p text:style-name="P3"><text:span text:style-name="T1">ref</text:span></text:p>
          </draw:text-box>
        </draw:frame>
        <draw:polygon draw:style-name="gr1" draw:text-style-name="P1" draw:layer="layout" svg:width="0.253cm" svg:height="1.016cm" svg:x="16.569cm" svg:y="10.157cm" svg:viewBox="0 0 254 1017" draw:points="0,0 254,0 254,1017 0,1017">
          <text:p/>
        </draw:polygon>
        <draw:polygon draw:style-name="gr2" draw:text-style-name="P2" draw:layer="layout" svg:width="0.253cm" svg:height="1.016cm" svg:x="16.569cm" svg:y="10.157cm" svg:viewBox="0 0 254 1017" draw:points="0,0 254,0 254,1017 0,1017">
          <text:p/>
        </draw:polygon>
        <draw:polyline draw:style-name="gr2" draw:text-style-name="P2" draw:layer="layout" svg:width="0.761cm" svg:height="0.508cm" svg:x="16.696cm" svg:y="9.649cm" svg:viewBox="0 0 762 509" draw:points="0,0 762,0 762,509 333,509">
          <text:p/>
        </draw:polyline>
        <draw:polygon draw:style-name="gr5" draw:text-style-name="P5" draw:layer="layout" svg:width="0.178cm" svg:height="0.178cm" svg:x="16.851cm" svg:y="10.068cm" svg:viewBox="0 0 179 179" draw:points="0,89 179,0 179,179">
          <text:p/>
        </draw:polygon>
        <draw:polygon draw:style-name="gr1" draw:text-style-name="P1" draw:layer="layout" svg:width="2.209cm" svg:height="0.33cm" svg:x="17.546cm" svg:y="9.7cm" svg:viewBox="0 0 2210 331" draw:points="0,0 2210,0 2210,331 0,331">
          <text:p/>
        </draw:polygon>
        <draw:frame draw:style-name="gr6" draw:text-style-name="P6" draw:layer="layout" svg:width="2.733cm" svg:height="0.314cm" svg:x="9.666cm" svg:y="6.324cm">
          <draw:text-box>
            <text:p text:style-name="P3"><text:span text:style-name="T4">AUTHENTIFICATION</text:span></text:p>
          </draw:text-box>
        </draw:frame>
        <draw:path draw:style-name="gr4" draw:text-style-name="P5" draw:layer="layout" svg:width="15.922cm" svg:height="0.025cm" svg:x="0.393cm" svg:y="12.163cm" svg:viewBox="0 0 15923 26" svg:d="M15923 26h-77v-26h77zM15770 26h-76v-26h76zM15618 26h-76v-26h76zM15466 26h-77v-26h77zM15313 26h-76v-26h76zM15161 26h-76v-26h76zM15008 26h-76v-26h76zM14856 26h-76v-26h76zM14704 26h-76v-26h76zM14551 26h-76v-26h76zM14399 26h-76v-26h76zM14247 26h-77v-26h77zM14094 26h-76v-26h76zM13942 26h-76v-26h76zM13790 26h-77v-26h77zM13637 26h-76v-26h76zM13485 26h-76v-26h76zM13333 26h-77v-26h77zM13180 26h-76v-26h76zM13028 26h-76v-26h76zM12875 26h-76v-26h76zM12723 26h-76v-26h76zM12571 26h-76v-26h76zM12418 26h-76v-26h76zM12266 26h-76v-26h76zM12114 26h-77v-26h77zM11961 26h-76v-26h76zM11809 26h-76v-26h76zM11657 26h-77v-26h77zM11504 26h-76v-26h76zM11352 26h-76v-26h76zM11199 26h-76v-26h76zM11047 26h-76v-26h76zM10895 26h-76v-26h76zM10742 26h-76v-26h76zM10590 26h-76v-26h76zM10438 26h-76v-26h76zM10285 26h-76v-26h76zM10133 26h-76v-26h76zM9981 26h-77v-26h77zM9828 26h-76v-26h76zM9676 26h-76v-26h76zM9524 26h-77v-26h77zM9371 26h-76v-26h76zM9219 26h-76v-26h76zM9066 26h-76v-26h76zM8914 26h-76v-26h76zM8762 26h-76v-26h76zM8609 26h-76v-26h76zM8457 26h-76v-26h76zM8305 26h-77v-26h77zM8152 26h-76v-26h76zM8000 26h-76v-26h76zM7848 26h-77v-26h77zM7695 26h-76v-26h76zM7542 26h-76v-26h76zM7390 26h-77v-26h77zM7237 26h-76v-26h76zM7085 26h-76v-26h76zM6932 26h-76v-26h76zM6780 26h-76v-26h76zM6628 26h-76v-26h76zM6475 26h-76v-26h76zM6323 26h-76v-26h76zM6171 26h-77v-26h77zM6018 26h-76v-26h76zM5866 26h-76v-26h76zM5714 26h-77v-26h77zM5561 26h-76v-26h76zM5409 26h-76v-26h76zM5256 26h-76v-26h76zM5104 26h-76v-26h76zM4952 26h-76v-26h76zM4799 26h-76v-26h76zM4647 26h-76v-26h76zM4495 26h-76v-26h76zM4342 26h-76v-26h76zM4190 26h-76v-26h76zM4038 26h-77v-26h77zM3885 26h-76v-26h76zM3733 26h-76v-26h76zM3581 26h-77v-26h77zM3428 26h-76v-26h76zM3276 26h-76v-26h76zM3123 26h-76v-26h76zM2971 26h-76v-26h76zM2819 26h-76v-26h76zM2666 26h-76v-26h76zM2514 26h-76v-26h76zM2362 26h-77v-26h77zM2209 26h-76v-26h76zM2057 26h-76v-26h76zM1905 26h-77v-26h77zM1752 26h-76v-26h76zM1600 26h-76v-26h76zM1448 26h-77v-26h77zM1295 26h-76v-26h76zM1143 26h-76v-26h76zM990 26h-76v-26h76zM838 26h-76v-26h76zM686 26h-76v-26h76zM533 26h-76v-26h76zM381 26h-76v-26h76zM229 26h-77v-26h77zM76 26h-76v-26h76z">
          <text:p/>
        </draw:path>
        <draw:frame draw:style-name="gr6" draw:text-style-name="P6" draw:layer="layout" svg:width="2.229cm" svg:height="0.314cm" svg:x="17.547cm" svg:y="9.701cm">
          <draw:text-box>
            <text:p text:style-name="P3"><text:span text:style-name="T2">3.Client existant ?</text:span></text:p>
          </draw:text-box>
        </draw:frame>
        <draw:frame draw:style-name="gr3" draw:text-style-name="P4" draw:layer="layout" svg:width="0.375cm" svg:height="0.34cm" svg:x="1.083cm" svg:y="11.38cm">
          <draw:text-box>
            <text:p text:style-name="P3"><text:span text:style-name="T1">Ko</text:span></text:p>
          </draw:text-box>
        </draw:frame>
        <draw:path draw:style-name="gr4" draw:text-style-name="P5" draw:layer="layout" svg:width="7.237cm" svg:height="0.026cm" svg:x="9.027cm" svg:y="11.147cm" svg:viewBox="0 0 7238 27" svg:d="M7238 27h-76v-27h76zM7085 27h-76v-27h76zM6933 27h-76v-27h76zM6781 27h-76v-27h76zM6628 27h-76v-27h76zM6476 27h-76v-27h76zM6324 27h-76v-27h76zM6171 27h-76v-27h76zM6019 27h-76v-27h76zM5867 27h-77v-27h77zM5714 27h-76v-27h76zM5562 27h-76v-27h76zM5410 27h-77v-27h77zM5257 27h-76v-27h76zM5105 27h-76v-27h76zM4952 27h-76v-27h76zM4800 27h-76v-27h76zM4648 27h-76v-27h76zM4495 27h-76v-27h76zM4343 27h-76v-27h76zM4191 27h-77v-27h77zM4038 27h-76v-27h76zM3886 27h-76v-27h76zM3734 27h-77v-27h77zM3581 27h-76v-27h76zM3429 27h-76v-27h76zM3276 27h-76v-27h76zM3124 27h-76v-27h76zM2972 27h-76v-27h76zM2819 27h-76v-27h76zM2667 27h-76v-27h76zM2515 27h-76v-27h76zM2362 27h-76v-27h76zM2210 27h-76v-27h76zM2058 27h-77v-27h77zM1905 27h-77v-27h77zM1752 27h-76v-27h76zM1600 27h-77v-27h77zM1447 27h-76v-27h76zM1295 27h-76v-27h76zM1142 27h-76v-27h76zM990 27h-76v-27h76zM838 27h-76v-27h76zM685 27h-76v-27h76zM533 27h-76v-27h76zM381 27h-77v-27h77zM228 27h-76v-27h76zM76 27h-76v-27h76z">
          <text:p/>
        </draw:path>
        <draw:polyline draw:style-name="gr2" draw:text-style-name="P2" draw:layer="layout" svg:width="0.178cm" svg:height="0.178cm" svg:x="8.979cm" svg:y="11.071cm" svg:viewBox="0 0 179 179" draw:points="179,0 0,89 179,179">
          <text:p/>
        </draw:polyline>
        <draw:frame draw:style-name="gr3" draw:text-style-name="P4" draw:layer="layout" svg:width="0.391cm" svg:height="0.34cm" svg:x="1.075cm" svg:y="12.903cm">
          <draw:text-box>
            <text:p text:style-name="P3"><text:span text:style-name="T1">Ok</text:span></text:p>
          </draw:text-box>
        </draw:frame>
        <draw:path draw:style-name="gr4" draw:text-style-name="P5" draw:layer="layout" svg:width="6.476cm" svg:height="0.028cm" svg:x="2.221cm" svg:y="11.147cm" svg:viewBox="0 0 6477 29" svg:d="M6477 29h-77v-26h77zM6324 29h-76v-26h76zM6172 29h-76v-26h76zM6020 29h-77v-26h77zM5867 29h-76v-26h76zM5715 29h-76v-26h76zM5563 29h-77v-27l77 1zM5410 29h-76v-27h76zM5258 29h-76v-27h76zM5105 29h-76v-27h76zM4953 29h-76v-27h76zM4801 29h-76v-27h76zM4648 29l-76-1v-26h76zM4496 28h-76v-26h76zM4344 28h-77v-26h77zM4191 28h-76v-26h76zM4039 28h-76v-26h76zM3887 28h-77v-26h77zM3734 28h-76v-26h76zM3582 28h-76v-26h76zM3429 28h-76v-26h76zM3277 28h-76v-26h76zM3125 28h-76v-27h76zM2972 28h-76v-27h76zM2820 28h-76v-27h76zM2668 28h-76v-27h76zM2515 28h-76v-27h76zM2363 28h-76v-27h76zM2211 27h-77v-26h77zM2058 27h-76v-26h76zM1906 27h-76v-26h76zM1754 27h-77v-26h77zM1601 27h-76v-26h76zM1449 27h-76v-26h76zM1296 27h-76v-26h76zM1144 27h-76v-26h76zM991 27h-76v-26h76zM838 27h-76v-27h76zM686 27h-76v-27h76zM534 27h-77v-27h77zM381 27h-76v-27h76zM229 27h-76v-27h76zM77 27h-77v-27h77z">
          <text:p/>
        </draw:path>
        <draw:polyline draw:style-name="gr2" draw:text-style-name="P2" draw:layer="layout" svg:width="0.178cm" svg:height="0.178cm" svg:x="2.123cm" svg:y="11.071cm" svg:viewBox="0 0 179 179" draw:points="179,0 0,89 179,179">
          <text:p/>
        </draw:polyline>
        <draw:frame draw:style-name="gr6" draw:text-style-name="P6" draw:layer="layout" svg:width="2.847cm" svg:height="0.314cm" svg:x="10.87cm" svg:y="10.387cm">
          <draw:text-box>
            <text:p text:style-name="P3"><text:span text:style-name="T2">4. Aucun client trouvé <text:s/></text:span></text:p>
          </draw:text-box>
        </draw:frame>
        <draw:frame draw:style-name="gr6" draw:text-style-name="P6" draw:layer="layout" svg:width="2.855cm" svg:height="0.314cm" svg:x="3.81cm" svg:y="10.209cm">
          <draw:text-box>
            <text:p text:style-name="P3"><text:span text:style-name="T2">5. Réponse 404. Client</text:span></text:p>
          </draw:text-box>
        </draw:frame>
        <draw:polygon draw:style-name="gr1" draw:text-style-name="P1" draw:layer="layout" svg:width="0.253cm" svg:height="1.016cm" svg:x="16.569cm" svg:y="14.373cm" svg:viewBox="0 0 254 1017" draw:points="0,0 254,0 254,1017 0,1017">
          <text:p/>
        </draw:polygon>
        <draw:polygon draw:style-name="gr2" draw:text-style-name="P2" draw:layer="layout" svg:width="0.253cm" svg:height="1.016cm" svg:x="16.569cm" svg:y="14.373cm" svg:viewBox="0 0 254 1017" draw:points="0,0 254,0 254,1017 0,1017">
          <text:p/>
        </draw:polygon>
        <draw:polyline draw:style-name="gr2" draw:text-style-name="P2" draw:layer="layout" svg:width="0.761cm" svg:height="0.61cm" svg:x="16.696cm" svg:y="13.763cm" svg:viewBox="0 0 762 611" draw:points="0,0 762,0 762,610 333,611">
          <text:p/>
        </draw:polyline>
        <draw:polygon draw:style-name="gr5" draw:text-style-name="P5" draw:layer="layout" svg:width="0.178cm" svg:height="0.177cm" svg:x="16.851cm" svg:y="14.284cm" svg:viewBox="0 0 179 178" draw:points="0,89 178,0 179,178">
          <text:p/>
        </draw:polygon>
        <draw:polygon draw:style-name="gr1" draw:text-style-name="P1" draw:layer="layout" svg:width="2.743cm" svg:height="0.33cm" svg:x="17.546cm" svg:y="13.839cm" svg:viewBox="0 0 2744 331" draw:points="0,0 2744,0 2744,331 0,331">
          <text:p/>
        </draw:polygon>
        <draw:frame draw:style-name="gr6" draw:text-style-name="P6" draw:layer="layout" svg:width="1.323cm" svg:height="0.314cm" svg:x="4.61cm" svg:y="10.59cm">
          <draw:text-box>
            <text:p text:style-name="P3"><text:span text:style-name="T2">not found <text:s/></text:span></text:p>
          </draw:text-box>
        </draw:frame>
        <draw:polygon draw:style-name="gr1" draw:text-style-name="P1" draw:layer="layout" svg:width="1.524cm" svg:height="0.761cm" svg:x="0.317cm" svg:y="13.763cm" svg:viewBox="0 0 1525 762" draw:points="0,0 1525,0 1525,382 1271,762 0,762">
          <text:p/>
        </draw:polygon>
        <draw:polygon draw:style-name="gr2" draw:text-style-name="P2" draw:layer="layout" svg:width="1.524cm" svg:height="0.761cm" svg:x="0.317cm" svg:y="13.763cm" svg:viewBox="0 0 1525 762" draw:points="0,0 1525,0 1525,382 1271,762 0,762">
          <text:p/>
        </draw:polygon>
        <draw:polyline draw:style-name="gr2" draw:text-style-name="P2" draw:layer="layout" svg:width="16.252cm" svg:height="5.078cm" svg:x="0.317cm" svg:y="13.763cm" svg:viewBox="0 0 16253 5079" draw:points="1524,0 16253,0 16253,5079 0,5079 0,761">
          <text:p/>
        </draw:polyline>
        <draw:frame draw:style-name="gr6" draw:text-style-name="P6" draw:layer="layout" svg:width="2.758cm" svg:height="0.314cm" svg:x="17.547cm" svg:y="13.84cm">
          <draw:text-box>
            <text:p text:style-name="P3"><text:span text:style-name="T2">6.Utilisateur existant ?</text:span></text:p>
          </draw:text-box>
        </draw:frame>
        <draw:frame draw:style-name="gr3" draw:text-style-name="P4" draw:layer="layout" svg:width="0.561cm" svg:height="0.34cm" svg:x="0.798cm" svg:y="13.97cm">
          <draw:text-box>
            <text:p text:style-name="P3"><text:span text:style-name="T1">ALT</text:span></text:p>
          </draw:text-box>
        </draw:frame>
        <draw:frame draw:style-name="gr3" draw:text-style-name="P4" draw:layer="layout" svg:width="0.375cm" svg:height="0.34cm" svg:x="0.88cm" svg:y="15.443cm">
          <draw:text-box>
            <text:p text:style-name="P3"><text:span text:style-name="T1">Ko</text:span></text:p>
          </draw:text-box>
        </draw:frame>
        <draw:path draw:style-name="gr4" draw:text-style-name="P5" draw:layer="layout" svg:width="7.237cm" svg:height="0.076cm" svg:x="9.078cm" svg:y="18.46cm" svg:viewBox="0 0 7238 77" svg:d="M7238 26h-76l-1-25 77-1zM7085 27h-76v-25l76-1zM6933 29h-76v-26l76-1zM6781 30h-77v-26l76-1zM6628 31h-76v-26h76zM6476 32l-76 1v-27h76zM6324 33l-77 1v-27h76zM6171 34l-76 1v-27h76zM6019 35l-76 1v-27h76zM5867 36l-77 1v-27h76zM5714 37l-76 1v-27h76zM5562 38l-76 1-1-27h77zM5409 39l-76 1v-27h76zM5257 40l-76 1v-27h76zM5105 41l-76 1-1-26 77-1zM4952 42l-76 1v-26l76-1zM4800 44h-76v-26l76-1zM4648 45h-77v-26l76-1zM4495 46h-76v-26l76-1zM4343 47h-76v-26l76-1zM4191 48h-77v-26l76-1zM4038 49h-76v-26l76-1zM3886 50h-76v-26l76-1zM3734 51h-77v-26l76-1zM3581 52h-76v-26h76zM3429 53h-76l-1-26h77zM3276 54l-76 1v-26h76zM3124 55l-76 1v-26h76zM2972 56l-76 1-1-26h77zM2819 57l-76 1v-26h76zM2667 58l-76 1v-26h76zM2515 59l-76 1-1-26h77zM2362 60l-76 1v-26h76zM2210 61l-76 1v-26h76zM2058 62l-77 1v-25l76-1zM1905 63l-76 1v-25l76-1zM1752 64l-76 1v-25l76-1zM1600 66h-77v-25l76-1zM1447 67h-76v-25l76-1zM1295 68h-76l-1-25 77-1zM1142 69h-76v-25l76-1zM990 70h-76v-25l76-1zM838 71h-76l-1-25 77-1zM685 72h-76v-25l76-1zM533 73h-76v-25l76-1zM381 74h-76l-1-25h77zM228 75h-76v-25h76zM76 76l-76 1v-26h76z">
          <text:p/>
        </draw:path>
        <draw:polyline draw:style-name="gr2" draw:text-style-name="P2" draw:layer="layout" svg:width="0.178cm" svg:height="0.178cm" svg:x="8.979cm" svg:y="18.433cm" svg:viewBox="0 0 179 179" draw:points="178,0 0,92 179,179">
          <text:p/>
        </draw:polyline>
        <draw:frame draw:style-name="gr3" draw:text-style-name="P4" draw:layer="layout" svg:width="0.391cm" svg:height="0.34cm" svg:x="0.872cm" svg:y="17.499cm">
          <draw:text-box>
            <text:p text:style-name="P3"><text:span text:style-name="T1">Ok</text:span></text:p>
          </draw:text-box>
        </draw:frame>
        <draw:path draw:style-name="gr4" draw:text-style-name="P5" draw:layer="layout" svg:width="6.476cm" svg:height="0.075cm" svg:x="2.221cm" svg:y="18.46cm" svg:viewBox="0 0 6477 76" svg:d="M6477 26h-76l-1-25 77-1zM6324 27h-76v-25h76zM6172 29l-76 1v-27h76zM6020 30l-76 1-1-27h77zM5867 31l-76 1v-26l76-1zM5715 33h-76v-26l76-1zM5563 34h-77v-26l76-1zM5410 35l-76 1v-27h76zM5258 36l-76 1v-27h76zM5106 37l-77 1v-27h76zM4953 38l-76 1v-26l76-1zM4801 40h-76l-1-26 77-1zM4649 41h-77v-26l76-1zM4496 42l-76 1v-27h76zM4344 43l-76 1-1-27h77zM4191 44l-76 1v-27h76zM4039 45l-76 1v-26l76-1zM3887 47h-76l-1-26 77-1zM3734 48h-76v-26l76-1zM3582 49l-76 1v-27h76zM3430 50l-77 1v-27h76zM3277 51l-76 1v-26l76-1zM3125 52l-76 1v-26l76-1zM2973 54h-77v-25l76-2zM2820 55h-76v-25l76-1zM2668 56l-76 1v-26h76zM2516 57l-77 1v-26h76zM2363 58l-76 1v-25l76-1zM2211 60h-76l-1-25 77-1zM2058 61h-76v-25l76-1zM1906 62h-76v-25l76-1zM1754 63l-76 1-1-26h77zM1601 64l-76 1v-26h76zM1449 65l-76 1v-25l76-1zM1297 67h-76l-1-25 77-1zM1144 68h-76v-25l76-1zM991 69h-76v-25l76-1zM839 70l-77 1v-26h76zM686 71l-76 1v-26h76zM534 72l-76 1v-25l76-1zM382 74h-77v-25l76-1zM229 75h-76v-25l76-1zM77 76h-76l-1-25 77-1z">
          <text:p/>
        </draw:path>
        <draw:polyline draw:style-name="gr2" draw:text-style-name="P2" draw:layer="layout" svg:width="0.178cm" svg:height="0.178cm" svg:x="2.123cm" svg:y="18.433cm" svg:viewBox="0 0 179 179" draw:points="178,0 0,92 179,179">
          <text:p/>
        </draw:polyline>
        <draw:frame draw:style-name="gr6" draw:text-style-name="P6" draw:layer="layout" svg:width="4.642cm" svg:height="0.314cm" svg:x="10.028cm" svg:y="17.751cm">
          <draw:text-box>
            <text:p text:style-name="P3"><text:span text:style-name="T2">9. Retourne les information du client <text:s/></text:span></text:p>
          </draw:text-box>
        </draw:frame>
        <draw:frame draw:style-name="gr6" draw:text-style-name="P6" draw:layer="layout" svg:width="3.245cm" svg:height="0.314cm" svg:x="3.667cm" svg:y="17.573cm">
          <draw:text-box>
            <text:p text:style-name="P3"><text:span text:style-name="T2">10. Réponse 200 avec les</text:span></text:p>
          </draw:text-box>
        </draw:frame>
        <draw:frame draw:style-name="gr6" draw:text-style-name="P6" draw:layer="layout" svg:width="2.563cm" svg:height="0.314cm" svg:x="4.047cm" svg:y="17.954cm">
          <draw:text-box>
            <text:p text:style-name="P3"><text:span text:style-name="T2">données serialisées </text:span></text:p>
          </draw:text-box>
        </draw:frame>
        <draw:frame draw:style-name="gr3" draw:text-style-name="P4" draw:layer="layout" svg:width="0.304cm" svg:height="0.34cm" svg:x="15.084cm" svg:y="9.831cm">
          <draw:text-box>
            <text:p text:style-name="P3"><text:span text:style-name="T5"><text:s/></text:span></text:p>
          </draw:text-box>
        </draw:frame>
        <draw:path draw:style-name="gr4" draw:text-style-name="P5" draw:layer="layout" svg:width="15.922cm" svg:height="0.025cm" svg:x="0.393cm" svg:y="16.759cm" svg:viewBox="0 0 15923 26" svg:d="M15923 26h-77v-26h77zM15770 26h-76v-26h76zM15618 26h-76v-26h76zM15466 26h-77v-26h77zM15313 26h-76v-26h76zM15161 26h-76v-26h76zM15008 26h-76v-26h76zM14856 26h-76v-26h76zM14704 26h-76v-26h76zM14551 26h-76v-26h76zM14399 26h-76v-26h76zM14247 26h-77v-26h77zM14094 26h-76v-26h76zM13942 26h-76v-26h76zM13790 26h-77v-26h77zM13637 26h-76v-26h76zM13485 26h-76v-26h76zM13333 26h-77v-26h77zM13180 26h-76v-26h76zM13028 26h-76v-26h76zM12875 26h-76v-26h76zM12723 26h-76v-26h76zM12571 26h-76v-26h76zM12418 26h-76v-26h76zM12266 26h-76v-26h76zM12114 26h-77v-26h77zM11961 26h-76v-26h76zM11809 26h-76v-26h76zM11657 26h-77v-26h77zM11504 26h-76v-26h76zM11352 26h-76v-26h76zM11199 26h-76v-26h76zM11047 26h-76v-26h76zM10895 26h-76v-26h76zM10742 26h-76v-26h76zM10590 26h-76v-26h76zM10438 26h-76v-26h76zM10285 26h-76v-26h76zM10133 26h-76v-26h76zM9981 26h-77v-26h77zM9828 26h-76v-26h76zM9676 26h-76v-26h76zM9524 26h-77v-26h77zM9371 26h-76v-26h76zM9219 26h-76v-26h76zM9066 26h-76v-26h76zM8914 26h-76v-26h76zM8762 26h-76v-26h76zM8609 26h-76v-26h76zM8457 26h-76v-26h76zM8305 26h-77v-26h77zM8152 26h-76v-26h76zM8000 26h-76v-26h76zM7848 26h-77v-26h77zM7695 26h-76v-26h76zM7542 26h-76v-26h76zM7390 26h-77v-26h77zM7237 26h-76v-26h76zM7085 26h-76v-26h76zM6932 26h-76v-26h76zM6780 26h-76v-26h76zM6628 26h-76v-26h76zM6475 26h-76v-26h76zM6323 26h-76v-26h76zM6171 26h-77v-26h77zM6018 26h-76v-26h76zM5866 26h-76v-26h76zM5714 26h-77v-26h77zM5561 26h-76v-26h76zM5409 26h-76v-26h76zM5256 26h-76v-26h76zM5104 26h-76v-26h76zM4952 26h-76v-26h76zM4799 26h-76v-26h76zM4647 26h-76v-26h76zM4495 26h-76v-26h76zM4342 26h-76v-26h76zM4190 26h-76v-26h76zM4038 26h-77v-26h77zM3885 26h-76v-26h76zM3733 26h-76v-26h76zM3581 26h-77v-26h77zM3428 26h-76v-26h76zM3276 26h-76v-26h76zM3123 26h-76v-26h76zM2971 26h-76v-26h76zM2819 26h-76v-26h76zM2666 26h-76v-26h76zM2514 26h-76v-26h76zM2362 26h-77v-26h77zM2209 26h-76v-26h76zM2057 26h-76v-26h76zM1905 26h-77v-26h77zM1752 26h-76v-26h76zM1600 26h-76v-26h76zM1448 26h-77v-26h77zM1295 26h-76v-26h76zM1143 26h-76v-26h76zM990 26h-76v-26h76zM838 26h-76v-26h76zM686 26h-76v-26h76zM533 26h-76v-26h76zM381 26h-76v-26h76zM229 26h-77v-26h77zM76 26h-76v-26h76z">
          <text:p/>
        </draw:path>
        <draw:path draw:style-name="gr4" draw:text-style-name="P5" draw:layer="layout" svg:width="7.237cm" svg:height="0.025cm" svg:x="8.976cm" svg:y="16.1cm" svg:viewBox="0 0 7238 26" svg:d="M7238 26h-76v-26h76zM7086 26h-76v-26h76zM6933 26h-76v-26h76zM6781 26h-76v-26h76zM6629 26h-77v-26h77zM6476 26h-76v-26h76zM6324 26h-76v-26h76zM6172 26h-77v-26h77zM6019 26h-76v-26h76zM5867 26h-76v-26h76zM5714 26h-76v-26h76zM5562 26h-76v-26h76zM5410 26h-76v-26h76zM5257 26h-76v-26h76zM5105 26h-76v-26h76zM4953 26h-77v-26h77zM4800 26h-76v-26h76zM4648 26h-76v-26h76zM4496 26h-77v-26h77zM4343 26h-76v-26h76zM4191 26h-76v-26h76zM4039 26h-77v-26h77zM3886 26h-76v-26h76zM3734 26h-76v-26h76zM3581 26h-76v-26h76zM3429 26h-76v-26h76zM3277 26h-76v-26h76zM3124 26h-76v-26h76zM2972 26h-76v-26h76zM2820 26h-77v-26h77zM2667 26h-76v-26h76zM2515 26h-76v-26h76zM2363 26h-77v-26h77zM2210 26h-76v-26h76zM2058 26h-76v-26h76zM1905 26h-77v-26h77zM1752 26h-76v-26h76zM1600 26h-76v-26h76zM1447 26h-76v-26h76zM1295 26h-76v-26h76zM1143 26h-76v-26h76zM990 26h-76v-26h76zM838 26h-76v-26h76zM686 26h-77v-26h77zM533 26h-76v-26h76zM381 26h-76v-26h76zM229 26h-77v-26h77zM76 26h-76v-26h76z">
          <text:p/>
        </draw:path>
        <draw:polyline draw:style-name="gr2" draw:text-style-name="P2" draw:layer="layout" svg:width="0.178cm" svg:height="0.177cm" svg:x="8.928cm" svg:y="16.024cm" svg:viewBox="0 0 179 178" draw:points="179,0 0,88 179,178">
          <text:p/>
        </draw:polyline>
        <draw:frame draw:style-name="gr3" draw:text-style-name="P4" draw:layer="layout" svg:width="0.304cm" svg:height="0.34cm" svg:x="12.29cm" svg:y="11.608cm">
          <draw:text-box>
            <text:p text:style-name="P3"><text:span text:style-name="T5"><text:s/></text:span></text:p>
          </draw:text-box>
        </draw:frame>
        <draw:frame draw:style-name="gr6" draw:text-style-name="P6" draw:layer="layout" svg:width="1.183cm" svg:height="0.314cm" svg:x="10.468cm" svg:y="15.339cm">
          <draw:text-box>
            <text:p text:style-name="P3"><text:span text:style-name="T2">7. Aucun </text:span></text:p>
          </draw:text-box>
        </draw:frame>
        <draw:frame draw:style-name="gr3" draw:text-style-name="P4" draw:layer="layout" svg:width="1.357cm" svg:height="0.34cm" svg:x="11.648cm" svg:y="15.316cm">
          <draw:text-box>
            <text:p text:style-name="P3"><text:span text:style-name="T1">Utilisateur</text:span></text:p>
          </draw:text-box>
        </draw:frame>
        <draw:path draw:style-name="gr4" draw:text-style-name="P5" draw:layer="layout" svg:width="6.475cm" svg:height="0.028cm" svg:x="2.171cm" svg:y="16.1cm" svg:viewBox="0 0 6476 29" svg:d="M6476 29h-76v-26h76zM6324 29h-77v-27l77 1zM6171 29h-76v-27h76zM6019 29h-76v-27h76zM5866 29h-76v-27h76zM5714 29h-76v-27h76zM5562 29h-76v-27h76zM5409 29l-76-1v-26h76zM5257 28h-76v-26h76zM5105 28h-77v-26h77zM4952 28h-76v-26h76zM4800 28h-76v-26h76zM4648 28h-77v-26h77zM4495 28h-76v-26h76zM4343 28h-76v-26h76zM4190 28h-76v-26h76zM4038 28h-76v-26h76zM3886 28h-76v-27h76zM3733 28h-76v-27h76zM3581 28h-76v-27h76zM3429 28h-76v-27h76zM3276 28h-76v-27h76zM3124 28h-76v-27h76zM2972 27h-77v-26h77zM2819 27h-76v-26h76zM2667 27h-76v-26h76zM2515 27h-77v-26h77zM2362 27h-76v-26h76zM2210 27h-76v-26h76zM2057 27h-76v-26h76zM1905 27h-76v-26h76zM1753 27h-76v-26h76zM1600 27h-76v-27l76 1zM1448 27h-76v-27h76zM1296 27h-77v-27h77zM1143 27h-77v-27h77zM990 27h-76v-27h76zM838 27h-77v-27h77zM685 27l-76-1v-26h76zM533 26h-76v-26h76zM381 26h-77v-26h77zM228 26h-76v-26h76zM76 26h-76v-26h76z">
          <text:p/>
        </draw:path>
        <draw:polyline draw:style-name="gr2" draw:text-style-name="P2" draw:layer="layout" svg:width="0.178cm" svg:height="0.177cm" svg:x="2.072cm" svg:y="16.024cm" svg:viewBox="0 0 179 178" draw:points="179,0 0,88 179,178">
          <text:p/>
        </draw:polyline>
        <draw:frame draw:style-name="gr6" draw:text-style-name="P6" draw:layer="layout" svg:width="1.009cm" svg:height="0.314cm" svg:x="13.003cm" svg:y="15.339cm">
          <draw:text-box>
            <text:p text:style-name="P3"><text:span text:style-name="T2"><text:s/></text:span><text:span text:style-name="T2">trouvé <text:s/></text:span></text:p>
          </draw:text-box>
        </draw:frame>
        <draw:frame draw:style-name="gr6" draw:text-style-name="P6" draw:layer="layout" svg:width="2.059cm" svg:height="0.314cm" svg:x="4.155cm" svg:y="15.161cm">
          <draw:text-box>
            <text:p text:style-name="P3"><text:span text:style-name="T2">8. Réponse 404.</text:span></text:p>
          </draw:text-box>
        </draw:frame>
        <draw:frame draw:style-name="gr3" draw:text-style-name="P4" draw:layer="layout" svg:width="1.357cm" svg:height="0.34cm" svg:x="3.843cm" svg:y="15.519cm">
          <draw:text-box>
            <text:p text:style-name="P3"><text:span text:style-name="T1">Utilisateur</text:span></text:p>
          </draw:text-box>
        </draw:frame>
        <draw:frame draw:style-name="gr6" draw:text-style-name="P6" draw:layer="layout" svg:width="1.399cm" svg:height="0.314cm" svg:x="5.197cm" svg:y="15.542cm">
          <draw:text-box>
            <text:p text:style-name="P3"><text:span text:style-name="T2"><text:s/></text:span><text:span text:style-name="T2">not found 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022cm" fo:page-height="29.7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6-22T13:22:34.100931108</dc:date>
    <meta:editing-duration>PT14M1S</meta:editing-duration>
    <meta:editing-cycles>1</meta:editing-cycles>
    <meta:document-statistic meta:object-count="90"/>
    <meta:generator>LibreOffice/6.0.7.3$Linux_X86_64 LibreOffice_project/00m0$Build-3</meta:generator>
  </office:meta>
</office:document-meta>
</file>